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6.2988in" svg:height="3.5429in" svg:x="6.5976in" svg:y="3.1248in">
            <draw:object draw:notify-on-update-of-ranges="time.D21:time.D21 time.D22:time.D26 time.E21:time.E21 time.E22:time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23" calcext:value-type="float">
            <text:p>1.32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1" calcext:value-type="float">
            <text:p>1.36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45" calcext:value-type="float">
            <text:p>0.645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18" calcext:value-type="float">
            <text:p>1.3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58" calcext:value-type="float">
            <text:p>1.35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59" calcext:value-type="float">
            <text:p>1.35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2" calcext:value-type="float">
            <text:p>0.6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2" calcext:value-type="float">
            <text:p>1.35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39" calcext:value-type="float">
            <text:p>0.63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22" calcext:value-type="float">
            <text:p>1.3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26" calcext:value-type="float">
            <text:p>1.32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43" calcext:value-type="float">
            <text:p>0.64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371" calcext:value-type="float">
            <text:p>1.37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7" calcext:value-type="float">
            <text:p>0.00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6" calcext:value-type="float">
            <text:p>0.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62" calcext:value-type="float">
            <text:p>1.36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52" calcext:value-type="float">
            <text:p>0.0052</text:p>
          </table:table-cell>
          <table:table-cell table:formula="of:=AVERAGE([.C3:.C12])" office:value-type="float" office:value="0.006" calcext:value-type="float">
            <text:p>0.006</text:p>
          </table:table-cell>
          <table:table-cell/>
          <table:table-cell office:value-type="string" calcext:value-type="string">
            <text:p>avg</text:p>
          </table:table-cell>
          <table:table-cell table:formula="of:=AVERAGE([.F3:.F12])" office:value-type="float" office:value="0.0059" calcext:value-type="float">
            <text:p>0.0059</text:p>
          </table:table-cell>
          <table:table-cell table:formula="of:=AVERAGE([.G3:.G12])" office:value-type="float" office:value="0.0058" calcext:value-type="float">
            <text:p>0.0058</text:p>
          </table:table-cell>
          <table:table-cell/>
          <table:table-cell office:value-type="string" calcext:value-type="string">
            <text:p>avg</text:p>
          </table:table-cell>
          <table:table-cell table:formula="of:=AVERAGE([.J3:.J12])" office:value-type="float" office:value="0.0061" calcext:value-type="float">
            <text:p>0.0061</text:p>
          </table:table-cell>
          <table:table-cell table:formula="of:=AVERAGE([.K3:.K12])" office:value-type="float" office:value="0.0058" calcext:value-type="float">
            <text:p>0.0058</text:p>
          </table:table-cell>
          <table:table-cell/>
          <table:table-cell office:value-type="string" calcext:value-type="string">
            <text:p>avg</text:p>
          </table:table-cell>
          <table:table-cell table:formula="of:=AVERAGE([.N3:.N12])" office:value-type="float" office:value="0.6266" calcext:value-type="float">
            <text:p>0.6266</text:p>
          </table:table-cell>
          <table:table-cell table:formula="of:=AVERAGE([.O3:.O12])" office:value-type="float" office:value="0.0103" calcext:value-type="float">
            <text:p>0.0103</text:p>
          </table:table-cell>
          <table:table-cell/>
          <table:table-cell office:value-type="string" calcext:value-type="string">
            <text:p>avg</text:p>
          </table:table-cell>
          <table:table-cell table:formula="of:=AVERAGE([.R3:.R12])" office:value-type="float" office:value="1.3452" calcext:value-type="float">
            <text:p>1.3452</text:p>
          </table:table-cell>
          <table:table-cell table:formula="of:=AVERAGE([.S3:.S12])"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0175119007154183" calcext:value-type="float">
            <text:p>0.00175119007154183</text:p>
          </table:table-cell>
          <table:table-cell table:formula="of:=STDEV([.C3:.C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F3:.F12])" office:value-type="float" office:value="0.00218326971917504" calcext:value-type="float">
            <text:p>0.00218326971917504</text:p>
          </table:table-cell>
          <table:table-cell table:formula="of:=STDEV([.G3:.G12])" office:value-type="float" office:value="0.00214993539954628" calcext:value-type="float">
            <text:p>0.00214993539954628</text:p>
          </table:table-cell>
          <table:table-cell/>
          <table:table-cell office:value-type="string" calcext:value-type="string">
            <text:p>std</text:p>
          </table:table-cell>
          <table:table-cell table:formula="of:=STDEV([.J3:.J12])" office:value-type="float" office:value="0.00119721899973786" calcext:value-type="float">
            <text:p>0.00119721899973786</text:p>
          </table:table-cell>
          <table:table-cell table:formula="of:=STDEV([.K3:.K12])" office:value-type="float" office:value="0.0013984117975602" calcext:value-type="float">
            <text:p>0.0013984117975602</text:p>
          </table:table-cell>
          <table:table-cell/>
          <table:table-cell office:value-type="string" calcext:value-type="string">
            <text:p>std</text:p>
          </table:table-cell>
          <table:table-cell table:formula="of:=STDEV([.N3:.N12])" office:value-type="float" office:value="0.0193918654194083" calcext:value-type="float">
            <text:p>0.0193918654194083</text:p>
          </table:table-cell>
          <table:table-cell table:formula="of:=STDEV([.O3:.O12])" office:value-type="float" office:value="0.00226323269290239" calcext:value-type="float">
            <text:p>0.00226323269290239</text:p>
          </table:table-cell>
          <table:table-cell/>
          <table:table-cell office:value-type="string" calcext:value-type="string">
            <text:p>std</text:p>
          </table:table-cell>
          <table:table-cell table:formula="of:=STDEV([.R3:.R13])" office:value-type="float" office:value="0.0193328735577513" calcext:value-type="float">
            <text:p>0.0193328735577513</text:p>
          </table:table-cell>
          <table:table-cell table:formula="of:=STDEV([.S3:.S12])" office:value-type="float" office:value="0.00429987079909256" calcext:value-type="float">
            <text:p>0.00429987079909256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obi pristop</text:p>
          </table:table-cell>
          <table:table-cell office:value-type="string" calcext:value-type="string">
            <text:p>Algoritem d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2"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2" office:value-type="float" office:value="0.006" calcext:value-type="float">
            <text:p>0.00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627" calcext:value-type="float">
            <text:p>0.627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.345" calcext:value-type="float">
            <text:p>1.345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</table:table>
      <table:table table:name="ram" table:style-name="ta1">
        <table:shapes>
          <draw:frame draw:z-index="0" draw:style-name="gr1" draw:text-style-name="P1" svg:width="7.0894in" svg:height="3.8169in" svg:x="6.4394in" svg:y="3.1587in">
            <draw:object draw:notify-on-update-of-ranges="ram.E20:ram.E20 ram.E21:ram.E25 ram.F20:ram.F20 ram.F21:ram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" calcext:value-type="float">
            <text:p>1</text:p>
          </table:table-cell>
          <table:table-cell table:formula="of:=249052/1024" office:value-type="float" office:value="243.21484375" calcext:value-type="float">
            <text:p>243.214843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1" calcext:value-type="float">
            <text:p>1</text:p>
          </table:table-cell>
          <table:table-cell table:formula="of:=536328/1024" office:value-type="float" office:value="523.7578125" calcext:value-type="float">
            <text:p>523.757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2" calcext:value-type="float">
            <text:p>2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2" calcext:value-type="float">
            <text:p>2</text:p>
          </table:table-cell>
          <table:table-cell table:formula="of:=247956/1024" office:value-type="float" office:value="242.14453125" calcext:value-type="float">
            <text:p>242.14453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2" calcext:value-type="float">
            <text:p>2</text:p>
          </table:table-cell>
          <table:table-cell table:formula="of:=536408/1024" office:value-type="float" office:value="523.8359375" calcext:value-type="float">
            <text:p>523.83593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3" calcext:value-type="float">
            <text:p>3</text:p>
          </table:table-cell>
          <table:table-cell table:formula="of:=248080/1024" office:value-type="float" office:value="242.265625" calcext:value-type="float">
            <text:p>242.2656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3" calcext:value-type="float">
            <text:p>3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4" calcext:value-type="float">
            <text:p>4</text:p>
          </table:table-cell>
          <table:table-cell table:formula="of:=249104/1024" office:value-type="float" office:value="243.265625" calcext:value-type="float">
            <text:p>243.2656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4" calcext:value-type="float">
            <text:p>4</text:p>
          </table:table-cell>
          <table:table-cell table:formula="of:=536280/1024" office:value-type="float" office:value="523.7109375" calcext:value-type="float">
            <text:p>523.71093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5" calcext:value-type="float">
            <text:p>5</text:p>
          </table:table-cell>
          <table:table-cell table:formula="of:=248144/1024" office:value-type="float" office:value="242.328125" calcext:value-type="float">
            <text:p>242.328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5" calcext:value-type="float">
            <text:p>5</text:p>
          </table:table-cell>
          <table:table-cell table:formula="of:=533672/1024" office:value-type="float" office:value="521.1640625" calcext:value-type="float">
            <text:p>521.16406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6" calcext:value-type="float">
            <text:p>6</text:p>
          </table:table-cell>
          <table:table-cell table:formula="of:=248076/1024" office:value-type="float" office:value="242.26171875" calcext:value-type="float">
            <text:p>242.261718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6" calcext:value-type="float">
            <text:p>6</text:p>
          </table:table-cell>
          <table:table-cell table:formula="of:=533772/1024" office:value-type="float" office:value="521.26171875" calcext:value-type="float">
            <text:p>521.261718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7" calcext:value-type="float">
            <text:p>7</text:p>
          </table:table-cell>
          <table:table-cell table:formula="of:=248020/1024" office:value-type="float" office:value="242.20703125" calcext:value-type="float">
            <text:p>242.20703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7" calcext:value-type="float">
            <text:p>7</text:p>
          </table:table-cell>
          <table:table-cell table:formula="of:=533644/1024" office:value-type="float" office:value="521.13671875" calcext:value-type="float">
            <text:p>521.1367187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8" calcext:value-type="float">
            <text:p>8</text:p>
          </table:table-cell>
          <table:table-cell table:formula="of:=248116/1024" office:value-type="float" office:value="242.30078125" calcext:value-type="float">
            <text:p>242.3007812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8" calcext:value-type="float">
            <text:p>8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9" calcext:value-type="float">
            <text:p>9</text:p>
          </table:table-cell>
          <table:table-cell table:formula="of:=249144/1024" office:value-type="float" office:value="243.3046875" calcext:value-type="float">
            <text:p>243.30468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9" calcext:value-type="float">
            <text:p>9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391" calcext:value-type="float">
            <text:p>5.7539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office:value-type="float" office:value="5.75781" calcext:value-type="float">
            <text:p>5.7578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47960/1024" office:value-type="float" office:value="242.1484375" calcext:value-type="float">
            <text:p>242.1484375</text:p>
          </table:table-cell>
          <table:table-cell office:value-type="float" office:value="5.63672" calcext:value-type="float">
            <text:p>5.6367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533712/1024" office:value-type="float" office:value="521.203125" calcext:value-type="float">
            <text:p>521.203125</text:p>
          </table:table-cell>
          <table:table-cell office:value-type="float" office:value="5.63672" calcext:value-type="float">
            <text:p>5.636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7.710546875" calcext:value-type="float">
            <text:p>7.710546875</text:p>
          </table:table-cell>
          <table:table-cell table:formula="of:=AVERAGE([.C3:.C12])" office:value-type="float" office:value="5.75391" calcext:value-type="float">
            <text:p>5.75391</text:p>
          </table:table-cell>
          <table:table-cell/>
          <table:table-cell office:value-type="string" calcext:value-type="string">
            <text:p>avg</text:p>
          </table:table-cell>
          <table:table-cell table:formula="of:=AVERAGE([.F3:.F12])" office:value-type="float" office:value="7.710546875" calcext:value-type="float">
            <text:p>7.710546875</text:p>
          </table:table-cell>
          <table:table-cell table:formula="of:=AVERAGE([.G3:.G12])" office:value-type="float" office:value="5.75781" calcext:value-type="float">
            <text:p>5.75781</text:p>
          </table:table-cell>
          <table:table-cell/>
          <table:table-cell office:value-type="string" calcext:value-type="string">
            <text:p>avg</text:p>
          </table:table-cell>
          <table:table-cell table:formula="of:=AVERAGE([.J3:.J12])" office:value-type="float" office:value="7.703125" calcext:value-type="float">
            <text:p>7.703125</text:p>
          </table:table-cell>
          <table:table-cell table:formula="of:=AVERAGE([.K3:.K12])" office:value-type="float" office:value="5.75781" calcext:value-type="float">
            <text:p>5.75781</text:p>
          </table:table-cell>
          <table:table-cell/>
          <table:table-cell office:value-type="string" calcext:value-type="string">
            <text:p>avg</text:p>
          </table:table-cell>
          <table:table-cell table:formula="of:=AVERAGE([.N3:.N12])" office:value-type="float" office:value="242.544140625" calcext:value-type="float">
            <text:p>242.544140625</text:p>
          </table:table-cell>
          <table:table-cell table:formula="of:=AVERAGE([.O3:.O12])" office:value-type="float" office:value="5.63672" calcext:value-type="float">
            <text:p>5.63672</text:p>
          </table:table-cell>
          <table:table-cell/>
          <table:table-cell office:value-type="string" calcext:value-type="string">
            <text:p>avg</text:p>
          </table:table-cell>
          <table:table-cell table:formula="of:=AVERAGE([.R3:.R12])" office:value-type="float" office:value="522.728515625" calcext:value-type="float">
            <text:p>522.728515625</text:p>
          </table:table-cell>
          <table:table-cell table:formula="of:=AVERAGE([.S3:.S12])" office:value-type="float" office:value="5.63672" calcext:value-type="float">
            <text:p>5.6367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234700295090622" calcext:value-type="float">
            <text:p>0.0234700295090622</text:p>
          </table:table-cell>
          <table:table-cell table:formula="of:=STDEV([.C3:.C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F3:.F12])" office:value-type="float" office:value="0.0234700295090622" calcext:value-type="float">
            <text:p>0.0234700295090622</text:p>
          </table:table-cell>
          <table:table-cell table:formula="of:=STDEV([.G3:.G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J3:.J12])" office:value-type="float" office:value="0" calcext:value-type="float">
            <text:p>0</text:p>
          </table:table-cell>
          <table:table-cell table:formula="of:=STDEV([.K3:.K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N3:.N12])" office:value-type="float" office:value="0.4991041847655" calcext:value-type="float">
            <text:p>0.4991041847655</text:p>
          </table:table-cell>
          <table:table-cell table:formula="of:=STDEV([.O3:.O12])"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TDEV([.R3:.R12])" office:value-type="float" office:value="1.32369467618382" calcext:value-type="float">
            <text:p>1.32369467618382</text:p>
          </table:table-cell>
          <table:table-cell table:formula="of:=STDEV([.S3:.S12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Grobi pristop</text:p>
          </table:table-cell>
          <table:table-cell office:value-type="string" calcext:value-type="string">
            <text:p>Algoritem d2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.711" calcext:value-type="float">
            <text:p>7.711</text:p>
          </table:table-cell>
          <table:table-cell office:value-type="float" office:value="5.754" calcext:value-type="float">
            <text:p>5.75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.711" calcext:value-type="float">
            <text:p>7.711</text:p>
          </table:table-cell>
          <table:table-cell office:value-type="float" office:value="5.758" calcext:value-type="float">
            <text:p>5.7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.703" calcext:value-type="float">
            <text:p>7.703</text:p>
          </table:table-cell>
          <table:table-cell office:value-type="float" office:value="5.758" calcext:value-type="float">
            <text:p>5.7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42.544" calcext:value-type="float">
            <text:p>242.544</text:p>
          </table:table-cell>
          <table:table-cell office:value-type="float" office:value="5.637" calcext:value-type="float">
            <text:p>5.63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522.729" calcext:value-type="float">
            <text:p>522.729</text:p>
          </table:table-cell>
          <table:table-cell office:value-type="float" office:value="5.637" calcext:value-type="float">
            <text:p>5.63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7:43:08.6890490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2:27:20.599715409</meta:creation-date>
    <dc:date>2022-01-05T18:15:38.961123033</dc:date>
    <meta:editing-duration>PT2H2M34S</meta:editing-duration>
    <meta:editing-cycles>51</meta:editing-cycles>
    <meta:generator>LibreOffice/7.2.4.1$Linux_X86_64 LibreOffice_project/20$Build-1</meta:generator>
    <meta:document-statistic meta:table-count="2" meta:cell-count="414" meta:object-count="2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08cm" svg:height="9.696cm" xlink:href=".." xlink:type="simple" chart:class="chart:bar" chart:style-name="ch1">
        <chart:title svg:x="2.015cm" svg:y="0.329cm" chart:style-name="ch2">
          <text:p>Poraba pomnilnika pri metodi grobe sile v primerjavi z algoritmom d22</text:p>
        </chart:title>
        <chart:legend chart:legend-position="end" svg:x="15.136cm" svg:y="4.3cm" style:legend-expansion="high" chart:style-name="ch3"/>
        <chart:plot-area chart:style-name="ch4" table:cell-range-address="ram.E20:ram.F25" chart:data-source-has-labels="row" svg:x="1.371cm" svg:y="1.301cm" svg:width="13.405cm" svg:height="7.221cm">
          <chart:coordinate-region svg:x="2.363cm" svg:y="1.5cm" svg:width="12.413cm" svg:height="6.375cm"/>
          <chart:axis chart:dimension="x" chart:name="primary-x" chart:style-name="ch5">
            <chart:title svg:x="7.711cm" svg:y="8.715cm" chart:style-name="ch6">
              <text:p>Test</text:p>
            </chart:title>
          </chart:axis>
          <chart:axis chart:dimension="y" chart:name="primary-y" chart:style-name="ch7">
            <chart:title svg:x="0.451cm" svg:y="7.535cm" chart:style-name="ch8">
              <text:p>Povprečna poraba pomnilnika v MB</text:p>
            </chart:title>
            <chart:grid chart:style-name="ch9" chart:class="major"/>
          </chart:axis>
          <chart:series chart:style-name="ch10" chart:values-cell-range-address="ram.E21:ram.E25" chart:label-cell-address="ram.E20:ram.E20" chart:class="chart:bar">
            <chart:data-point chart:repeated="5"/>
          </chart:series>
          <chart:series chart:style-name="ch11" chart:values-cell-range-address="ram.F21:ram.F25" chart:label-cell-address="ram.F20:ram.F2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bi pristop</text:p>
                <draw:g>
                  <svg:desc>ram.E20:ram.E20</svg:desc>
                </draw:g>
              </table:table-cell>
              <table:table-cell office:value-type="string">
                <text:p>Algoritem d22</text:p>
                <draw:g>
                  <svg:desc>ram.F20:ram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1">
                <text:p>7.711</text:p>
                <draw:g>
                  <svg:desc>ram.E21:ram.E25</svg:desc>
                </draw:g>
              </table:table-cell>
              <table:table-cell office:value-type="float" office:value="5.754">
                <text:p>5.754</text:p>
                <draw:g>
                  <svg:desc>ram.F21:ram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11">
                <text:p>7.711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03">
                <text:p>7.703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.544">
                <text:p>242.544</text:p>
              </table:table-cell>
              <table:table-cell office:value-type="float" office:value="5.637">
                <text:p>5.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2.729">
                <text:p>522.729</text:p>
              </table:table-cell>
              <table:table-cell office:value-type="float" office:value="5.637">
                <text:p>5.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24cm" svg:y="0.315cm" chart:style-name="ch2">
          <text:p>Čas izvajanja pri metodi grobe sile v primerjavi z algoritmom d22</text:p>
        </chart:title>
        <chart:legend chart:legend-position="end" svg:x="13.128cm" svg:y="3.952cm" style:legend-expansion="high" chart:style-name="ch3"/>
        <chart:plot-area chart:style-name="ch4" table:cell-range-address="time.D21:time.E26" chart:data-source-has-labels="row" svg:x="1.331cm" svg:y="1.778cm" svg:width="11.477cm" svg:height="6.061cm">
          <chart:coordinate-region svg:x="2.429cm" svg:y="1.978cm" svg:width="10.379cm" svg:height="5.214cm"/>
          <chart:axis chart:dimension="x" chart:name="primary-x" chart:style-name="ch5">
            <chart:title svg:x="6.707cm" svg:y="8.019cm" chart:style-name="ch6">
              <text:p>Test</text:p>
            </chart:title>
          </chart:axis>
          <chart:axis chart:dimension="y" chart:name="primary-y" chart:style-name="ch7">
            <chart:title svg:x="0.451cm" svg:y="7.498cm" chart:style-name="ch8">
              <text:p>Povprečen čas izvajanja v sekundah</text:p>
            </chart:title>
            <chart:grid chart:style-name="ch9" chart:class="major"/>
          </chart:axis>
          <chart:series chart:style-name="ch10" chart:values-cell-range-address="time.D22:time.D26" chart:label-cell-address="time.D21:time.D21" chart:class="chart:bar">
            <chart:data-point chart:repeated="5"/>
          </chart:series>
          <chart:series chart:style-name="ch11" chart:values-cell-range-address="time.E22:time.E26" chart:label-cell-address="time.E21:time.E2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bi pristop</text:p>
                <draw:g>
                  <svg:desc>time.D21:time.D21</svg:desc>
                </draw:g>
              </table:table-cell>
              <table:table-cell office:value-type="string">
                <text:p>Algoritem d22</text:p>
                <draw:g>
                  <svg:desc>time.E21:time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time.D22:time.D26</svg:desc>
                </draw:g>
              </table:table-cell>
              <table:table-cell office:value-type="float" office:value="0.006">
                <text:p>0.006</text:p>
                <draw:g>
                  <svg:desc>time.E22:time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7">
                <text:p>0.6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5">
                <text:p>1.345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